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1pt" fo:language="zxx" fo:country="none" officeooo:rsid="00202295" officeooo:paragraph-rsid="00202295" style:font-size-asian="11pt" style:language-asian="zxx" style:country-asian="none" style:font-size-complex="11pt" style:language-complex="zxx" style:country-complex="none"/>
    </style:style>
    <style:style style:name="P2" style:family="paragraph" style:parent-style-name="Standard">
      <style:text-properties fo:font-size="11pt" fo:language="zxx" fo:country="none" officeooo:rsid="00202295" officeooo:paragraph-rsid="00329ce5" style:font-size-asian="11pt" style:language-asian="zxx" style:country-asian="none" style:font-size-complex="11pt" style:language-complex="zxx" style:country-complex="none"/>
    </style:style>
    <style:style style:name="P3" style:family="paragraph" style:parent-style-name="Standard">
      <style:text-properties fo:font-size="11pt" fo:language="zxx" fo:country="none" officeooo:rsid="00202295" officeooo:paragraph-rsid="003781a2" style:font-size-asian="11pt" style:language-asian="zxx" style:country-asian="none" style:font-size-complex="11pt" style:language-complex="zxx" style:country-complex="none"/>
    </style:style>
    <style:style style:name="P4" style:family="paragraph" style:parent-style-name="Standard">
      <style:text-properties fo:font-size="11pt" fo:language="zxx" fo:country="none" officeooo:rsid="00202295" officeooo:paragraph-rsid="00b5b3c4" style:font-size-asian="11pt" style:language-asian="zxx" style:country-asian="none" style:font-size-complex="11pt" style:language-complex="zxx" style:country-complex="none"/>
    </style:style>
    <style:style style:name="P5" style:family="paragraph" style:parent-style-name="Standard">
      <style:text-properties fo:font-size="11pt" fo:language="zxx" fo:country="none" officeooo:rsid="00202295" officeooo:paragraph-rsid="00bd35ff" style:font-size-asian="11pt" style:language-asian="zxx" style:country-asian="none" style:font-size-complex="11pt" style:language-complex="zxx" style:country-complex="none"/>
    </style:style>
    <style:style style:name="P6" style:family="paragraph" style:parent-style-name="Standard">
      <style:text-properties fo:font-size="11pt" fo:language="zxx" fo:country="none" officeooo:rsid="0020f760" officeooo:paragraph-rsid="0020f760" style:font-size-asian="11pt" style:language-asian="zxx" style:country-asian="none" style:font-size-complex="11pt" style:language-complex="zxx" style:country-complex="none"/>
    </style:style>
    <style:style style:name="P7" style:family="paragraph" style:parent-style-name="Standard">
      <style:text-properties fo:font-size="11pt" fo:language="zxx" fo:country="none" officeooo:rsid="00290332" officeooo:paragraph-rsid="00290332" style:font-size-asian="11pt" style:language-asian="zxx" style:country-asian="none" style:font-size-complex="11pt" style:language-complex="zxx" style:country-complex="none"/>
    </style:style>
    <style:style style:name="P8" style:family="paragraph" style:parent-style-name="Standard">
      <style:text-properties fo:font-size="11pt" fo:language="zxx" fo:country="none" officeooo:rsid="00290332" officeooo:paragraph-rsid="00aa3835" style:font-size-asian="11pt" style:language-asian="zxx" style:country-asian="none" style:font-size-complex="11pt" style:language-complex="zxx" style:country-complex="none"/>
    </style:style>
    <style:style style:name="P9" style:family="paragraph" style:parent-style-name="Standard">
      <style:text-properties fo:font-size="11pt" fo:language="zxx" fo:country="none" fo:font-style="italic" fo:font-weight="bold" officeooo:rsid="00276b33" officeooo:paragraph-rsid="00276b33" style:font-size-asian="11pt" style:language-asian="zxx" style:country-asian="none" style:font-style-asian="italic" style:font-weight-asian="bold" style:font-size-complex="11pt" style:language-complex="zxx" style:country-complex="none" style:font-style-complex="italic" style:font-weight-complex="bold"/>
    </style:style>
    <style:style style:name="P10" style:family="paragraph" style:parent-style-name="Standard">
      <style:text-properties fo:font-size="11pt" fo:language="zxx" fo:country="none" fo:font-style="italic" fo:font-weight="bold" officeooo:rsid="00276b33" officeooo:paragraph-rsid="0020f760" style:font-size-asian="11pt" style:language-asian="zxx" style:country-asian="none" style:font-style-asian="italic" style:font-weight-asian="bold" style:font-size-complex="11pt" style:language-complex="zxx" style:country-complex="none" style:font-style-complex="italic" style:font-weight-complex="bold"/>
    </style:style>
    <style:style style:name="P11" style:family="paragraph" style:parent-style-name="Standard">
      <style:text-properties fo:font-size="11pt" fo:language="zxx" fo:country="none" fo:font-style="italic" fo:font-weight="bold" officeooo:rsid="00276b33" officeooo:paragraph-rsid="00aa3835" style:font-size-asian="11pt" style:language-asian="zxx" style:country-asian="none" style:font-style-asian="italic" style:font-weight-asian="bold" style:font-size-complex="11pt" style:language-complex="zxx" style:country-complex="none" style:font-style-complex="italic" style:font-weight-complex="bold"/>
    </style:style>
    <style:style style:name="P12" style:family="paragraph" style:parent-style-name="Standard">
      <style:text-properties fo:font-size="11pt" fo:language="zxx" fo:country="none" fo:font-style="italic" fo:font-weight="bold" officeooo:rsid="00276b33" officeooo:paragraph-rsid="00b5b3c4" style:font-size-asian="11pt" style:language-asian="zxx" style:country-asian="none" style:font-style-asian="italic" style:font-weight-asian="bold" style:font-size-complex="11pt" style:language-complex="zxx" style:country-complex="none" style:font-style-complex="italic" style:font-weight-complex="bold"/>
    </style:style>
    <style:style style:name="P13" style:family="paragraph" style:parent-style-name="Standard">
      <style:text-properties fo:font-size="11pt" fo:language="zxx" fo:country="none" fo:font-weight="bold" officeooo:rsid="00a6c6a2" officeooo:paragraph-rsid="00a6c6a2" style:font-size-asian="11pt" style:language-asian="zxx" style:country-asian="none" style:font-weight-asian="bold" style:font-size-complex="11pt" style:language-complex="zxx" style:country-complex="none" style:font-weight-complex="bold"/>
    </style:style>
    <style:style style:name="P14" style:family="paragraph" style:parent-style-name="Standard">
      <style:text-properties fo:font-size="11pt" fo:language="zxx" fo:country="none" fo:font-weight="bold" officeooo:rsid="00a6c6a2" officeooo:paragraph-rsid="00b5b3c4" style:font-size-asian="11pt" style:language-asian="zxx" style:country-asian="none" style:font-weight-asian="bold" style:font-size-complex="11pt" style:language-complex="zxx" style:country-complex="none" style:font-weight-complex="bold"/>
    </style:style>
    <style:style style:name="P15" style:family="paragraph" style:parent-style-name="Standard">
      <style:text-properties fo:font-size="11pt" fo:language="zxx" fo:country="none" fo:font-style="normal" style:text-underline-style="solid" style:text-underline-width="auto" style:text-underline-color="font-color" fo:font-weight="bold" officeooo:rsid="00a8bff5" officeooo:paragraph-rsid="00a8bff5" style:font-size-asian="11pt" style:language-asian="zxx" style:country-asian="none" style:font-style-asian="normal" style:font-weight-asian="bold" style:font-size-complex="11pt" style:language-complex="zxx" style:country-complex="none" style:font-style-complex="normal" style:font-weight-complex="bold"/>
    </style:style>
    <style:style style:name="P16" style:family="paragraph" style:parent-style-name="Standard">
      <style:paragraph-properties fo:break-before="page"/>
      <style:text-properties fo:font-size="11pt" fo:language="zxx" fo:country="none" fo:font-style="normal" fo:font-weight="bold" officeooo:rsid="00a8bff5" officeooo:paragraph-rsid="00aa3835" style:font-size-asian="11pt" style:language-asian="zxx" style:country-asian="none" style:font-style-asian="normal" style:font-weight-asian="bold" style:font-size-complex="11pt" style:language-complex="zxx" style:country-complex="none" style:font-style-complex="normal" style:font-weight-complex="bold"/>
    </style:style>
    <style:style style:name="P17" style:family="paragraph" style:parent-style-name="Standard" style:list-style-name="L1">
      <style:text-properties fo:font-size="11pt" fo:language="zxx" fo:country="none" officeooo:rsid="0045ad2d" officeooo:paragraph-rsid="0045ad2d" style:font-size-asian="11pt" style:language-asian="zxx" style:country-asian="none" style:font-size-complex="11pt" style:language-complex="zxx" style:country-complex="none"/>
    </style:style>
    <style:style style:name="P18" style:family="paragraph" style:parent-style-name="Standard" style:list-style-name="L1">
      <style:text-properties fo:font-size="11pt" fo:language="zxx" fo:country="none" officeooo:rsid="0045ad2d" officeooo:paragraph-rsid="00b5b3c4" style:font-size-asian="11pt" style:language-asian="zxx" style:country-asian="none" style:font-size-complex="11pt" style:language-complex="zxx" style:country-complex="none"/>
    </style:style>
    <style:style style:name="P19" style:family="paragraph" style:parent-style-name="Standard" style:list-style-name="L2">
      <style:text-properties fo:font-size="11pt" fo:language="zxx" fo:country="none" officeooo:rsid="0045ad2d" officeooo:paragraph-rsid="0045ad2d" style:font-size-asian="11pt" style:language-asian="zxx" style:country-asian="none" style:font-size-complex="11pt" style:language-complex="zxx" style:country-complex="none"/>
    </style:style>
    <style:style style:name="P20" style:family="paragraph" style:parent-style-name="Standard" style:list-style-name="L7">
      <style:text-properties fo:font-size="11pt" fo:language="zxx" fo:country="none" officeooo:rsid="0045ad2d" officeooo:paragraph-rsid="00b5b3c4" style:font-size-asian="11pt" style:language-asian="zxx" style:country-asian="none" style:font-size-complex="11pt" style:language-complex="zxx" style:country-complex="none"/>
    </style:style>
    <style:style style:name="P21" style:family="paragraph" style:parent-style-name="Standard" style:list-style-name="L1">
      <style:text-properties fo:font-size="11pt" fo:language="zxx" fo:country="none" officeooo:rsid="004b380f" officeooo:paragraph-rsid="004b380f" style:font-size-asian="11pt" style:language-asian="zxx" style:country-asian="none" style:font-size-complex="11pt" style:language-complex="zxx" style:country-complex="none"/>
    </style:style>
    <style:style style:name="P22" style:family="paragraph" style:parent-style-name="Standard" style:list-style-name="L1">
      <style:text-properties fo:font-size="11pt" fo:language="zxx" fo:country="none" officeooo:rsid="004b380f" officeooo:paragraph-rsid="00b5b3c4" style:font-size-asian="11pt" style:language-asian="zxx" style:country-asian="none" style:font-size-complex="11pt" style:language-complex="zxx" style:country-complex="none"/>
    </style:style>
    <style:style style:name="P23" style:family="paragraph" style:parent-style-name="Standard" style:list-style-name="L1">
      <style:text-properties fo:font-size="11pt" fo:language="zxx" fo:country="none" officeooo:rsid="004f13b0" officeooo:paragraph-rsid="0099254b" style:font-size-asian="11pt" style:language-asian="zxx" style:country-asian="none" style:font-size-complex="11pt" style:language-complex="zxx" style:country-complex="none"/>
    </style:style>
    <style:style style:name="P24" style:family="paragraph" style:parent-style-name="Standard" style:list-style-name="L1">
      <style:text-properties fo:font-size="11pt" fo:language="zxx" fo:country="none" officeooo:rsid="004f13b0" officeooo:paragraph-rsid="00b5b3c4" style:font-size-asian="11pt" style:language-asian="zxx" style:country-asian="none" style:font-size-complex="11pt" style:language-complex="zxx" style:country-complex="none"/>
    </style:style>
    <style:style style:name="P25" style:family="paragraph" style:parent-style-name="Standard" style:list-style-name="L1">
      <style:text-properties fo:font-size="11pt" fo:language="zxx" fo:country="none" officeooo:rsid="005f8262" officeooo:paragraph-rsid="005f8262" style:font-size-asian="11pt" style:language-asian="zxx" style:country-asian="none" style:font-size-complex="11pt" style:language-complex="zxx" style:country-complex="none"/>
    </style:style>
    <style:style style:name="P26" style:family="paragraph" style:parent-style-name="Standard" style:list-style-name="L1">
      <style:text-properties fo:font-size="11pt" fo:language="zxx" fo:country="none" officeooo:rsid="005f8262" officeooo:paragraph-rsid="00b5b3c4" style:font-size-asian="11pt" style:language-asian="zxx" style:country-asian="none" style:font-size-complex="11pt" style:language-complex="zxx" style:country-complex="none"/>
    </style:style>
    <style:style style:name="P27" style:family="paragraph" style:parent-style-name="Standard" style:list-style-name="L1">
      <style:text-properties fo:font-size="11pt" fo:language="zxx" fo:country="none" officeooo:rsid="006c3108" officeooo:paragraph-rsid="006c3108" style:font-size-asian="11pt" style:language-asian="zxx" style:country-asian="none" style:font-size-complex="11pt" style:language-complex="zxx" style:country-complex="none"/>
    </style:style>
    <style:style style:name="P28" style:family="paragraph" style:parent-style-name="Standard" style:list-style-name="L1">
      <style:text-properties fo:font-size="11pt" fo:language="zxx" fo:country="none" officeooo:rsid="006c3108" officeooo:paragraph-rsid="00b5b3c4" style:font-size-asian="11pt" style:language-asian="zxx" style:country-asian="none" style:font-size-complex="11pt" style:language-complex="zxx" style:country-complex="none"/>
    </style:style>
    <style:style style:name="P29" style:family="paragraph" style:parent-style-name="Standard" style:list-style-name="L1">
      <style:text-properties fo:font-size="11pt" fo:language="zxx" fo:country="none" officeooo:rsid="006d9c67" officeooo:paragraph-rsid="0073ea5b" style:font-size-asian="11pt" style:language-asian="zxx" style:country-asian="none" style:font-size-complex="11pt" style:language-complex="zxx" style:country-complex="none"/>
    </style:style>
    <style:style style:name="P30" style:family="paragraph" style:parent-style-name="Standard" style:list-style-name="L1">
      <style:text-properties fo:font-size="11pt" fo:language="zxx" fo:country="none" officeooo:rsid="006ecf5f" officeooo:paragraph-rsid="0073ea5b" style:font-size-asian="11pt" style:language-asian="zxx" style:country-asian="none" style:font-size-complex="11pt" style:language-complex="zxx" style:country-complex="none"/>
    </style:style>
    <style:style style:name="P31" style:family="paragraph" style:parent-style-name="Standard" style:list-style-name="L1">
      <style:text-properties fo:font-size="11pt" fo:language="zxx" fo:country="none" officeooo:rsid="008feac4" officeooo:paragraph-rsid="008feac4" style:font-size-asian="11pt" style:language-asian="zxx" style:country-asian="none" style:font-size-complex="11pt" style:language-complex="zxx" style:country-complex="none"/>
    </style:style>
    <style:style style:name="P32" style:family="paragraph" style:parent-style-name="Standard" style:list-style-name="L1">
      <style:text-properties fo:font-size="11pt" fo:language="zxx" fo:country="none" officeooo:rsid="007b0b29" officeooo:paragraph-rsid="007b0b29" style:font-size-asian="11pt" style:language-asian="zxx" style:country-asian="none" style:font-size-complex="11pt" style:language-complex="zxx" style:country-complex="none"/>
    </style:style>
    <style:style style:name="P33" style:family="paragraph" style:parent-style-name="Standard" style:list-style-name="L1">
      <style:text-properties fo:font-size="11pt" fo:language="zxx" fo:country="none" officeooo:rsid="007b0b29" officeooo:paragraph-rsid="00b5b3c4" style:font-size-asian="11pt" style:language-asian="zxx" style:country-asian="none" style:font-size-complex="11pt" style:language-complex="zxx" style:country-complex="none"/>
    </style:style>
    <style:style style:name="P34" style:family="paragraph" style:parent-style-name="Standard" style:list-style-name="L1">
      <style:text-properties fo:font-size="11pt" fo:language="zxx" fo:country="none" officeooo:rsid="007d1ad1" officeooo:paragraph-rsid="007d778e" style:font-size-asian="11pt" style:language-asian="zxx" style:country-asian="none" style:font-size-complex="11pt" style:language-complex="zxx" style:country-complex="none"/>
    </style:style>
    <style:style style:name="P35" style:family="paragraph" style:parent-style-name="Standard" style:list-style-name="L1">
      <style:text-properties fo:font-size="11pt" fo:language="zxx" fo:country="none" officeooo:rsid="00809ea2" officeooo:paragraph-rsid="00809ea2" style:font-size-asian="11pt" style:language-asian="zxx" style:country-asian="none" style:font-size-complex="11pt" style:language-complex="zxx" style:country-complex="none"/>
    </style:style>
    <style:style style:name="P36" style:family="paragraph" style:parent-style-name="Standard" style:list-style-name="L1">
      <style:text-properties fo:font-size="11pt" fo:language="zxx" fo:country="none" officeooo:rsid="00809ea2" officeooo:paragraph-rsid="00b5b3c4" style:font-size-asian="11pt" style:language-asian="zxx" style:country-asian="none" style:font-size-complex="11pt" style:language-complex="zxx" style:country-complex="none"/>
    </style:style>
    <style:style style:name="P37" style:family="paragraph" style:parent-style-name="Standard" style:list-style-name="L2">
      <style:text-properties fo:font-size="11pt" fo:language="zxx" fo:country="none" officeooo:rsid="00531af4" officeooo:paragraph-rsid="00675699" style:font-size-asian="11pt" style:language-asian="zxx" style:country-asian="none" style:font-size-complex="11pt" style:language-complex="zxx" style:country-complex="none"/>
    </style:style>
    <style:style style:name="P38" style:family="paragraph" style:parent-style-name="Standard" style:list-style-name="L7">
      <style:text-properties fo:font-size="11pt" fo:language="zxx" fo:country="none" officeooo:rsid="00531af4" officeooo:paragraph-rsid="00b5b3c4" style:font-size-asian="11pt" style:language-asian="zxx" style:country-asian="none" style:font-size-complex="11pt" style:language-complex="zxx" style:country-complex="none"/>
    </style:style>
    <style:style style:name="P39" style:family="paragraph" style:parent-style-name="Standard" style:list-style-name="L2">
      <style:text-properties fo:font-size="11pt" fo:language="zxx" fo:country="none" officeooo:rsid="0053841c" officeooo:paragraph-rsid="00675699" style:font-size-asian="11pt" style:language-asian="zxx" style:country-asian="none" style:font-size-complex="11pt" style:language-complex="zxx" style:country-complex="none"/>
    </style:style>
    <style:style style:name="P40" style:family="paragraph" style:parent-style-name="Standard" style:list-style-name="L7">
      <style:text-properties fo:font-size="11pt" fo:language="zxx" fo:country="none" officeooo:rsid="0053841c" officeooo:paragraph-rsid="00b5b3c4" style:font-size-asian="11pt" style:language-asian="zxx" style:country-asian="none" style:font-size-complex="11pt" style:language-complex="zxx" style:country-complex="none"/>
    </style:style>
    <style:style style:name="P41" style:family="paragraph" style:parent-style-name="Standard" style:list-style-name="L2">
      <style:text-properties fo:font-size="11pt" fo:language="zxx" fo:country="none" officeooo:rsid="00616d6a" officeooo:paragraph-rsid="00616d6a" style:font-size-asian="11pt" style:language-asian="zxx" style:country-asian="none" style:font-size-complex="11pt" style:language-complex="zxx" style:country-complex="none"/>
    </style:style>
    <style:style style:name="P42" style:family="paragraph" style:parent-style-name="Standard" style:list-style-name="L7">
      <style:text-properties fo:font-size="11pt" fo:language="zxx" fo:country="none" officeooo:rsid="00616d6a" officeooo:paragraph-rsid="00b5b3c4" style:font-size-asian="11pt" style:language-asian="zxx" style:country-asian="none" style:font-size-complex="11pt" style:language-complex="zxx" style:country-complex="none"/>
    </style:style>
    <style:style style:name="P43" style:family="paragraph" style:parent-style-name="Standard" style:list-style-name="L2">
      <style:text-properties fo:font-size="11pt" fo:language="zxx" fo:country="none" officeooo:rsid="0068e413" officeooo:paragraph-rsid="0068e413" style:font-size-asian="11pt" style:language-asian="zxx" style:country-asian="none" style:font-size-complex="11pt" style:language-complex="zxx" style:country-complex="none"/>
    </style:style>
    <style:style style:name="P44" style:family="paragraph" style:parent-style-name="Standard" style:list-style-name="L7">
      <style:text-properties fo:font-size="11pt" fo:language="zxx" fo:country="none" officeooo:rsid="0068e413" officeooo:paragraph-rsid="00b5b3c4" style:font-size-asian="11pt" style:language-asian="zxx" style:country-asian="none" style:font-size-complex="11pt" style:language-complex="zxx" style:country-complex="none"/>
    </style:style>
    <style:style style:name="P45" style:family="paragraph" style:parent-style-name="Standard" style:list-style-name="L3">
      <style:text-properties fo:font-size="11pt" fo:language="zxx" fo:country="none" officeooo:rsid="00852920" officeooo:paragraph-rsid="0086800f" style:font-size-asian="11pt" style:language-asian="zxx" style:country-asian="none" style:font-size-complex="11pt" style:language-complex="zxx" style:country-complex="none"/>
    </style:style>
    <style:style style:name="P46" style:family="paragraph" style:parent-style-name="Standard" style:list-style-name="L5">
      <style:text-properties fo:font-size="11pt" fo:language="zxx" fo:country="none" officeooo:rsid="00946813" officeooo:paragraph-rsid="00b507a9" style:font-size-asian="11pt" style:language-asian="zxx" style:country-asian="none" style:font-size-complex="11pt" style:language-complex="zxx" style:country-complex="none"/>
    </style:style>
    <style:style style:name="P47" style:family="paragraph" style:parent-style-name="Standard" style:list-style-name="L2">
      <style:text-properties fo:font-size="11pt" fo:language="zxx" fo:country="none" officeooo:rsid="00946813" officeooo:paragraph-rsid="00946813" style:font-size-asian="11pt" style:language-asian="zxx" style:country-asian="none" style:font-size-complex="11pt" style:language-complex="zxx" style:country-complex="none"/>
    </style:style>
    <style:style style:name="P48" style:family="paragraph" style:parent-style-name="Standard" style:list-style-name="L2">
      <style:text-properties fo:font-size="11pt" fo:language="zxx" fo:country="none" officeooo:rsid="00927324" officeooo:paragraph-rsid="00927324" style:font-size-asian="11pt" style:language-asian="zxx" style:country-asian="none" style:font-size-complex="11pt" style:language-complex="zxx" style:country-complex="none"/>
    </style:style>
    <style:style style:name="P49" style:family="paragraph" style:parent-style-name="Standard" style:list-style-name="L6">
      <style:text-properties fo:font-size="11pt" fo:language="zxx" fo:country="none" officeooo:rsid="00ab6bf9" officeooo:paragraph-rsid="00a308f5" style:font-size-asian="11pt" style:language-asian="zxx" style:country-asian="none" style:font-size-complex="11pt" style:language-complex="zxx" style:country-complex="none"/>
    </style:style>
    <style:style style:name="P50" style:family="paragraph" style:parent-style-name="Standard" style:list-style-name="L1">
      <style:text-properties fo:font-size="11pt" fo:language="zxx" fo:country="none" officeooo:rsid="00c38073" officeooo:paragraph-rsid="00c38073" style:font-size-asian="11pt" style:language-asian="zxx" style:country-asian="none" style:font-size-complex="11pt" style:language-complex="zxx" style:country-complex="none"/>
    </style:style>
    <style:style style:name="P51" style:family="paragraph" style:parent-style-name="Standard" style:list-style-name="L1">
      <style:text-properties fo:font-size="11pt" fo:language="zxx" fo:country="none" officeooo:rsid="00c6fecd" officeooo:paragraph-rsid="00c6fecd" style:font-size-asian="11pt" style:language-asian="zxx" style:country-asian="none" style:font-size-complex="11pt" style:language-complex="zxx" style:country-complex="none"/>
    </style:style>
    <style:style style:name="P52" style:family="paragraph" style:parent-style-name="Standard" style:list-style-name="L6">
      <style:text-properties fo:font-size="11pt" fo:language="zxx" fo:country="none" officeooo:rsid="00d307c3" officeooo:paragraph-rsid="00d307c3" style:font-size-asian="11pt" style:language-asian="zxx" style:country-asian="none" style:font-size-complex="11pt" style:language-complex="zxx" style:country-complex="none"/>
    </style:style>
    <style:style style:name="P53" style:family="paragraph" style:parent-style-name="Standard" style:list-style-name="L8">
      <style:text-properties fo:font-size="11pt" fo:language="zxx" fo:country="none" officeooo:rsid="00d307c3" officeooo:paragraph-rsid="00dc3781" style:font-size-asian="11pt" style:language-asian="zxx" style:country-asian="none" style:font-size-complex="11pt" style:language-complex="zxx" style:country-complex="none"/>
    </style:style>
    <style:style style:name="P54" style:family="paragraph" style:parent-style-name="Standard" style:list-style-name="L6">
      <style:text-properties fo:font-size="11pt" fo:language="zxx" fo:country="none" officeooo:rsid="00d91e1b" officeooo:paragraph-rsid="00d91e1b" style:font-size-asian="11pt" style:language-asian="zxx" style:country-asian="none" style:font-size-complex="11pt" style:language-complex="zxx" style:country-complex="none"/>
    </style:style>
    <style:style style:name="P55" style:family="paragraph" style:parent-style-name="Standard" style:list-style-name="L3">
      <style:text-properties officeooo:paragraph-rsid="00890b77"/>
    </style:style>
    <style:style style:name="P56" style:family="paragraph" style:parent-style-name="Standard" style:list-style-name="L4">
      <style:text-properties officeooo:rsid="008a44aa" officeooo:paragraph-rsid="008b5317"/>
    </style:style>
    <style:style style:name="P57" style:family="paragraph" style:parent-style-name="Standard" style:list-style-name="L3">
      <style:text-properties officeooo:rsid="00b04561" officeooo:paragraph-rsid="00b04561"/>
    </style:style>
    <style:style style:name="P58" style:family="paragraph" style:parent-style-name="Standard" style:list-style-name="L2">
      <style:text-properties officeooo:rsid="009072b6" officeooo:paragraph-rsid="009072b6"/>
    </style:style>
    <style:style style:name="T1" style:family="text">
      <style:text-properties fo:font-weight="bold" style:font-weight-asian="bold" style:font-weight-complex="bold"/>
    </style:style>
    <style:style style:name="T2" style:family="text">
      <style:text-properties fo:font-weight="bold" officeooo:rsid="009b1e09" style:font-weight-asian="bold" style:font-weight-complex="bold"/>
    </style:style>
    <style:style style:name="T3" style:family="text">
      <style:text-properties fo:font-weight="bold" officeooo:rsid="009c4b28" style:font-weight-asian="bold" style:font-weight-complex="bold"/>
    </style:style>
    <style:style style:name="T4" style:family="text">
      <style:text-properties officeooo:rsid="0022b1a5"/>
    </style:style>
    <style:style style:name="T5" style:family="text">
      <style:text-properties fo:font-size="11pt" fo:language="zxx" fo:country="none" style:font-size-asian="11pt" style:language-asian="zxx" style:country-asian="none" style:font-size-complex="11pt" style:language-complex="zxx" style:country-complex="none"/>
    </style:style>
    <style:style style:name="T6" style:family="text">
      <style:text-properties fo:font-size="11pt" fo:language="zxx" fo:country="none" officeooo:rsid="0086800f" style:font-size-asian="11pt" style:language-asian="zxx" style:country-asian="none" style:font-size-complex="11pt" style:language-complex="zxx" style:country-complex="none"/>
    </style:style>
    <style:style style:name="T7" style:family="text">
      <style:text-properties fo:font-size="11pt" fo:language="zxx" fo:country="none" officeooo:rsid="00877a53" style:font-size-asian="11pt" style:language-asian="zxx" style:country-asian="none" style:font-size-complex="11pt" style:language-complex="zxx" style:country-complex="none"/>
    </style:style>
    <style:style style:name="T8" style:family="text">
      <style:text-properties fo:font-size="11pt" fo:language="zxx" fo:country="none" officeooo:rsid="00890b77" style:font-size-asian="11pt" style:language-asian="zxx" style:country-asian="none" style:font-size-complex="11pt" style:language-complex="zxx" style:country-complex="none"/>
    </style:style>
    <style:style style:name="T9" style:family="text">
      <style:text-properties fo:font-size="11pt" fo:language="zxx" fo:country="none" officeooo:rsid="0077be10" style:font-size-asian="11pt" style:language-asian="zxx" style:country-asian="none" style:font-size-complex="11pt" style:language-complex="zxx" style:country-complex="none"/>
    </style:style>
    <style:style style:name="T10" style:family="text">
      <style:text-properties fo:font-size="11pt" fo:language="zxx" fo:country="none" officeooo:rsid="008d14cc" style:font-size-asian="11pt" style:language-asian="zxx" style:country-asian="none" style:font-size-complex="11pt" style:language-complex="zxx" style:country-complex="none"/>
    </style:style>
    <style:style style:name="T11" style:family="text">
      <style:text-properties fo:font-size="11pt" fo:language="zxx" fo:country="none" officeooo:rsid="00b0679c" style:font-size-asian="11pt" style:language-asian="zxx" style:country-asian="none" style:font-size-complex="11pt" style:language-complex="zxx" style:country-complex="none"/>
    </style:style>
    <style:style style:name="T12" style:family="text">
      <style:text-properties fo:font-size="11pt" fo:language="zxx" fo:country="none" officeooo:rsid="009110a6" style:font-size-asian="11pt" style:language-asian="zxx" style:country-asian="none" style:font-size-complex="11pt" style:language-complex="zxx" style:country-complex="none"/>
    </style:style>
    <style:style style:name="T13" style:family="text">
      <style:text-properties officeooo:rsid="0035c84b"/>
    </style:style>
    <style:style style:name="T14" style:family="text">
      <style:text-properties officeooo:rsid="003781a2"/>
    </style:style>
    <style:style style:name="T15" style:family="text">
      <style:text-properties officeooo:rsid="003a1789"/>
    </style:style>
    <style:style style:name="T16" style:family="text">
      <style:text-properties officeooo:rsid="0047db3a"/>
    </style:style>
    <style:style style:name="T17" style:family="text">
      <style:text-properties officeooo:rsid="004b6c46"/>
    </style:style>
    <style:style style:name="T18" style:family="text">
      <style:text-properties officeooo:rsid="004c057e"/>
    </style:style>
    <style:style style:name="T19" style:family="text">
      <style:text-properties officeooo:rsid="0053841c"/>
    </style:style>
    <style:style style:name="T20" style:family="text">
      <style:text-properties officeooo:rsid="0062ab94"/>
    </style:style>
    <style:style style:name="T21" style:family="text">
      <style:text-properties officeooo:rsid="006ecf5f"/>
    </style:style>
    <style:style style:name="T22" style:family="text">
      <style:text-properties officeooo:rsid="007f471f"/>
    </style:style>
    <style:style style:name="T23" style:family="text">
      <style:text-properties officeooo:rsid="0093b82e"/>
    </style:style>
    <style:style style:name="T24" style:family="text">
      <style:text-properties officeooo:rsid="0095ba6c"/>
    </style:style>
    <style:style style:name="T25" style:family="text">
      <style:text-properties officeooo:rsid="0099254b"/>
    </style:style>
    <style:style style:name="T26" style:family="text">
      <style:text-properties officeooo:rsid="00996162"/>
    </style:style>
    <style:style style:name="T27" style:family="text">
      <style:text-properties officeooo:rsid="00a3b340"/>
    </style:style>
    <style:style style:name="T28" style:family="text">
      <style:text-properties fo:font-weight="normal" style:font-weight-asian="normal" style:font-weight-complex="normal"/>
    </style:style>
    <style:style style:name="T29" style:family="text">
      <style:text-properties fo:font-weight="normal" officeooo:rsid="00bc7bd5" style:font-weight-asian="normal" style:font-weight-complex="normal"/>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officeooo:rsid="00aa3835"/>
    </style:style>
    <style:style style:name="T32" style:family="text">
      <style:text-properties officeooo:rsid="00b507a9"/>
    </style:style>
    <style:style style:name="T33" style:family="text">
      <style:text-properties officeooo:rsid="00bc7bd5"/>
    </style:style>
    <style:style style:name="T34" style:family="text">
      <style:text-properties officeooo:rsid="00c28ad2"/>
    </style:style>
    <style:style style:name="T35" style:family="text">
      <style:text-properties officeooo:rsid="00c8fc5d"/>
    </style:style>
    <style:style style:name="T36" style:family="text">
      <style:text-properties officeooo:rsid="00d4d30c"/>
    </style:style>
    <style:style style:name="T37" style:family="text">
      <style:text-properties officeooo:rsid="00d61993"/>
    </style:style>
    <style:style style:name="T38" style:family="text">
      <style:text-properties officeooo:rsid="00d7b9e9"/>
    </style:style>
    <style:style style:name="T39" style:family="text">
      <style:text-properties officeooo:rsid="00dc3781"/>
    </style:style>
    <style:style style:name="T40" style:family="text">
      <style:text-properties officeooo:rsid="00dd962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3">LISTA 1. </text:span><text:span text:style-name="T2">ZADANIE</text:span><text:span text:style-name="T1"> 2.</text:span> <text:span text:style-name="T1">Przypadki użycia</text:span> <text:span text:style-name="T4">(wypłata pieniędzy z bankomatu)</text:span></text:p>
      <text:p text:style-name="P15">Przypadek 1</text:p>
      <text:p text:style-name="P10">Brief:</text:p>
      <text:p text:style-name="P7">Klient staje przy bankomacie. Klient wsuwa kartę kredytową lub debetową w odpowiednie miejsce. <text:span text:style-name="T17">Klient wybiera język. System wymaga podania numeru PIN. Klient wybiera czy chce wydruk potwierdzenia transakcji. Klient wybiera opcję wypłaty pieniędzy z bankomatu. Klient wybiera kwotę, jaką chce wypłacić. Klient wyjmuje kartę i odbiera gotówkę. Jeśli klient wybrał wcześniej opcję wydruku potwierdzenia, to odbiera potwierdzenie.</text:span></text:p>
      <text:p text:style-name="P1"/>
      <text:p text:style-name="P9">Fully dressed:</text:p>
      <text:p text:style-name="P2"><text:span text:style-name="T1">Nazwa</text:span>: <text:s/><text:span text:style-name="T4">wypłata pieniędzy z bankomatu</text:span></text:p>
      <text:p text:style-name="P13">Numer<text:span text:style-name="T28">: 1</text:span></text:p>
      <text:p text:style-name="P1"><text:span text:style-name="T1">Poziom</text:span> <text:span text:style-name="T1">ważności</text:span>: Wysoki</text:p>
      <text:p text:style-name="P1"><text:span text:style-name="T1">Typ</text:span> <text:span text:style-name="T1">przypadku użycia</text:span>: Ogólny, niezbędny</text:p>
      <text:p text:style-name="P1"><text:span text:style-name="T1">Aktorzy</text:span>: <text:span text:style-name="T13">Klient banku</text:span></text:p>
      <text:p text:style-name="P3"><text:span text:style-name="T1">Krótki opis:</text:span> <text:span text:style-name="T4">wypłata pieniędzy z bankomatu</text:span></text:p>
      <text:p text:style-name="P3"><text:span text:style-name="T1">Warunki wstępne</text:span>: <text:span text:style-name="T14">Klient posiada konto w banku. Klient posiada kartę debetową lub kredytową. Klient zna numer PIN do karty</text:span></text:p>
      <text:p text:style-name="P1"><text:span text:style-name="T1">Warunki</text:span> <text:span text:style-name="T1">końcowe</text:span>: <text:span text:style-name="T15">Klient odebrał kartę i pieniądze, saldo klienta zostało pomniejszone o wypłacone pieniądze</text:span></text:p>
      <text:p text:style-name="P1"><text:span text:style-name="T1">Główny scenariusz sukcesu</text:span>:</text:p>
      <text:list xml:id="list8742438820173668434" text:style-name="L1">
        <text:list-item>
          <text:p text:style-name="P17">Klient wsuwa kartę w przeznaczone do tego miejsce w bankomacie</text:p>
        </text:list-item>
        <text:list-item>
          <text:p text:style-name="P21">System wyświetla ekran wyboru języka, <text:span text:style-name="T18">klient dokonuje wyboru</text:span></text:p>
        </text:list-item>
        <text:list-item>
          <text:p text:style-name="P23">System wymaga podania numeru PIN</text:p>
          <text:list>
            <text:list-item>
              <text:p text:style-name="P23">klient wprowadza numer PIN</text:p>
            </text:list-item>
            <text:list-item>
              <text:p text:style-name="P23"><text:span text:style-name="T25">klient</text:span> zatwierdza <text:span text:style-name="T25">wybór odpowiednim przyciskiem</text:span></text:p>
            </text:list-item>
          </text:list>
        </text:list-item>
        <text:list-item>
          <text:p text:style-name="P25">Klient wybiera czy chce otrzymać wydruk potwierdzenia transakcji</text:p>
        </text:list-item>
        <text:list-item>
          <text:p text:style-name="P27">Klient wybiera opcję wypłaty środków z konta</text:p>
        </text:list-item>
        <text:list-item>
          <text:p text:style-name="P29">Klient wybiera kwotę wypłaty </text:p>
          <text:list>
            <text:list-item>
              <text:p text:style-name="P30">Klient wybiera jedną z sugerowanych kwot</text:p>
            </text:list-item>
          </text:list>
        </text:list-item>
        <text:list-item>
          <text:p text:style-name="P31">System pomniejsza saldo klienta o wybraną kwotę</text:p>
        </text:list-item>
        <text:list-item>
          <text:p text:style-name="P32">Klient odbiera kartę płatniczą</text:p>
        </text:list-item>
        <text:list-item>
          <text:p text:style-name="P34">Klient odbiera gotówkę</text:p>
        </text:list-item>
        <text:list-item>
          <text:p text:style-name="P35">Klient odbiera wydruk potwierdzenia transakcji (jeśli wybrał, że chce je otrzymać)</text:p>
        </text:list-item>
      </text:list>
      <text:p text:style-name="P1"><text:span text:style-name="T1">Alternatywne przepływy zdarzeń</text:span>:</text:p>
      <text:list xml:id="list5184659349480831247" text:style-name="L2">
        <text:list-item>
          <text:p text:style-name="P19">1a<text:span text:style-name="T16">)</text:span> Jeśli klient wsunie kartę do czytnika nieodpowiednią stroną, to bankomat wysunie kartę</text:p>
        </text:list-item>
        <text:list-item>
          <text:p text:style-name="P37">3.<text:span text:style-name="T26">2</text:span>a) Jeśli klient poda nieprawidłowy PIN, to <text:span text:style-name="T19">system wyświetla komunikat, że PIN jest błędny.</text:span></text:p>
          <text:list>
            <text:list-item>
              <text:p text:style-name="P39">1. Jeśli klient podał nieprawidłowy PIN po raz trzeci, to karta zostaje zablokowana i należy ją odblokować w oddziale banku</text:p>
            </text:list-item>
          </text:list>
        </text:list-item>
        <text:list-item>
          <text:p text:style-name="P41">4a) Jeśli klient wybierze opcję TAK, a wyd<text:span text:style-name="T20">ruk nie jest możliwy, to system wyświetla komunikat o tym oraz pytanie czy mimo to klient chce kontynuować</text:span></text:p>
        </text:list-item>
        <text:list-item>
          <text:p text:style-name="P43"><text:span text:style-name="T22">4b) </text:span>Jeśli klient wybierze opcję NIE, to bankomat zwraca kartę</text:p>
        </text:list-item>
      </text:list>
      <text:list xml:id="list998677897703151703" text:style-name="L3">
        <text:list-item>
          <text:p text:style-name="P45">6.1a) <text:span text:style-name="T21">Klient wybiera opcję 'inna kwota' </text:span></text:p>
          <text:list>
            <text:list-item>
              <text:p text:style-name="P55"><text:span text:style-name="T7">1. Klient </text:span><text:span text:style-name="T6">wpisuje odpowiednią kwotę (co najmniej taką, jaka jest minimalna wysokość wypłaty)</text:span></text:p>
            </text:list-item>
          </text:list>
        </text:list-item>
      </text:list>
      <text:list xml:id="list7829178447463017658" text:style-name="L4">
        <text:list-item>
          <text:list>
            <text:list-item>
              <text:list>
                <text:list-item>
                  <text:p text:style-name="P56"><text:span text:style-name="T6">1</text:span><text:span text:style-name="T5">b) </text:span><text:span text:style-name="T9">Jeśli klient wprowadzi i zatwierdzi kwotę mniejszą od minimalnej kwoty wypłaty, to system wyświetli odpowiedni komunikat</text:span></text:p>
                </text:list-item>
              </text:list>
            </text:list-item>
          </text:list>
        </text:list-item>
      </text:list>
      <text:list xml:id="list154359176395916" text:continue-list="list998677897703151703" text:style-name="L3">
        <text:list-item>
          <text:list>
            <text:list-item>
              <text:p text:style-name="P55"><text:span text:style-name="T8">2. Klient </text:span><text:span text:style-name="T6">zatwierdza </text:span><text:span text:style-name="T10">wybór </text:span><text:span text:style-name="T6">odpowiednim klawiszem</text:span></text:p>
            </text:list-item>
          </text:list>
        </text:list-item>
        <text:list-item>
          <text:p text:style-name="P57"><text:span text:style-name="T6">6</text:span><text:span text:style-name="T5">a) </text:span><text:span text:style-name="T11">W bankomacie nie ma wystarczającej ilości pieniędzy albo w bankomacie nie znajdują się banknoty, z których można uzyskać kwotę wybraną przez klienta</text:span></text:p>
        </text:list-item>
      </text:list>
      <text:list xml:id="list670241047914352910" text:style-name="L5">
        <text:list-item>
          <text:list>
            <text:list-item>
              <text:p text:style-name="P46"><text:span text:style-name="T32">1. </text:span><text:span text:style-name="T11">System wraca do widoku wyboru transakcji </text:span><text:span text:style-name="T24">(pkt 5.)</text:span></text:p>
            </text:list-item>
          </text:list>
        </text:list-item>
      </text:list>
      <text:list xml:id="list154358809247229" text:continue-list="list5184659349480831247" text:style-name="L2">
        <text:list-item>
          <text:p text:style-name="P58"><text:span text:style-name="T5">7a) </text:span><text:span text:style-name="T12">Klient nie posiada wystarczających środków na koncie</text:span></text:p>
          <text:list>
            <text:list-item>
              <text:p text:style-name="P48">1. <text:span text:style-name="T23">System wyświetla odpowiedni komunikat</text:span></text:p>
            </text:list-item>
            <text:list-item>
              <text:p text:style-name="P47">2. System wraca do widoku wyboru transakcji <text:span text:style-name="T24">(pkt 5.)</text:span></text:p>
            </text:list-item>
          </text:list>
        </text:list-item>
      </text:list>
      <text:list xml:id="list6239783902758643754" text:style-name="L6">
        <text:list-item>
          <text:p text:style-name="P49"><text:span text:style-name="T27">7b) Jeśli bankomat jest innego banku niż bank, w którym klient ma konto, to system </text:span>pomniejsza saldo klienta o odpowiednią opłatę</text:p>
        </text:list-item>
        <text:list-item>
          <text:p text:style-name="P52">8a-<text:span text:style-name="T38">11</text:span>) Jeśli klient nie odbierze karty płatniczej, to bankomat wciąga kartę i żeby ją odzyskać, klient może zadzwonić <text:span text:style-name="T36">do banku </text:span>lub odwiedzić <text:span text:style-name="T37">jego </text:span>najbliższą placówkę </text:p>
        </text:list-item>
        <text:list-item>
          <text:p text:style-name="P54"><text:soft-page-break/>9a) Jeśli klient nie odbierze gotówki, to bankomat wciąga pieniądze i zwraca środki na konto</text:p>
        </text:list-item>
      </text:list>
      <text:p text:style-name="P1"><text:span text:style-name="T1">Specjalne wymagania</text:span>: brak</text:p>
      <text:p text:style-name="P16"><text:span text:style-name="T30">Przypadek </text:span><text:span text:style-name="T31">2</text:span></text:p>
      <text:p text:style-name="P11"/>
      <text:p text:style-name="P11">Brief:</text:p>
      <text:p text:style-name="P8">Klient staje przy bankomacie. Klient wsuwa kartę kredytową lub debetową w odpowiednie miejsce. <text:span text:style-name="T17">Klient wybiera język. System wymaga podania numeru PIN. Klient wybiera czy chce wydruk potwierdzenia transakcji. Klient wybiera opcję podania stanu konta. Klient odczytuje stan konta. Klient wyjmuje kartę. Jeśli klient wybrał wcześniej opcję wydruku potwierdzenia, to odbiera potwierdzenie.</text:span></text:p>
      <text:p text:style-name="P4"/>
      <text:p text:style-name="P12">Fully dressed:</text:p>
      <text:p text:style-name="P4"><text:span text:style-name="T1">Nazwa</text:span>: <text:s/><text:span text:style-name="T33">odczyt stanu konta w bankomacie</text:span></text:p>
      <text:p text:style-name="P14">Numer<text:span text:style-name="T28">: </text:span><text:span text:style-name="T29">2</text:span></text:p>
      <text:p text:style-name="P4"><text:span text:style-name="T1">Poziom</text:span> <text:span text:style-name="T1">ważności</text:span>: Wysoki</text:p>
      <text:p text:style-name="P4"><text:span text:style-name="T1">Typ</text:span> <text:span text:style-name="T1">przypadku użycia</text:span>: Ogólny, niezbędny</text:p>
      <text:p text:style-name="P4"><text:span text:style-name="T1">Aktorzy</text:span>: <text:span text:style-name="T13">Klient banku</text:span></text:p>
      <text:p text:style-name="P5"><text:span text:style-name="T1">Krótki opis:</text:span> <text:span text:style-name="T33">odczyt stanu konta w bankomacie</text:span></text:p>
      <text:p text:style-name="P4"><text:span text:style-name="T1">Warunki wstępne</text:span>: <text:span text:style-name="T14">Klient posiada konto w banku. Klient posiada kartę debetową lub kredytową. Klient zna numer PIN do karty</text:span></text:p>
      <text:p text:style-name="P4"><text:span text:style-name="T1">Warunki</text:span> <text:span text:style-name="T1">końcowe</text:span>: <text:span text:style-name="T15">Klient odczytał saldo i odebrał kartę</text:span></text:p>
      <text:p text:style-name="P4"><text:span text:style-name="T1">Główny scenariusz sukcesu</text:span>:</text:p>
      <text:list xml:id="list154358654493651" text:continue-list="list8742438820173668434" text:style-name="L1">
        <text:list-item text:start-value="1">
          <text:p text:style-name="P18">Klient wsuwa kartę w przeznaczone do tego miejsce w bankomacie</text:p>
        </text:list-item>
        <text:list-item>
          <text:p text:style-name="P22">System wyświetla ekran wyboru języka, <text:span text:style-name="T18">klient dokonuje wyboru</text:span></text:p>
        </text:list-item>
        <text:list-item>
          <text:p text:style-name="P24">System wymaga podania numeru PIN</text:p>
          <text:list>
            <text:list-item>
              <text:p text:style-name="P24">klient wprowadza numer PIN</text:p>
            </text:list-item>
            <text:list-item>
              <text:p text:style-name="P24"><text:span text:style-name="T25">klient</text:span> zatwierdza <text:span text:style-name="T25">wybór odpowiednim przyciskiem</text:span></text:p>
            </text:list-item>
          </text:list>
        </text:list-item>
        <text:list-item>
          <text:p text:style-name="P26">Klient wybiera czy chce otrzymać wydruk potwierdzenia transakcji</text:p>
        </text:list-item>
        <text:list-item>
          <text:p text:style-name="P28">Klient wybiera opcję <text:span text:style-name="T34">odczytu salda</text:span></text:p>
          <text:list>
            <text:list-item>
              <text:p text:style-name="P50">Klient zatwierdza odczytanie salda</text:p>
            </text:list-item>
          </text:list>
        </text:list-item>
        <text:list-item>
          <text:p text:style-name="P51">Klient <text:span text:style-name="T35">wybiera opcję zakończenia korzystania z bankomatu</text:span></text:p>
          <text:list>
            <text:list-item>
              <text:p text:style-name="P33">Klient odbiera kartę płatniczą</text:p>
            </text:list-item>
            <text:list-item>
              <text:p text:style-name="P36">Klient odbiera wydruk potwierdzenia transakcji (jeśli wybrał, że chce je otrzymać)</text:p>
            </text:list-item>
          </text:list>
        </text:list-item>
      </text:list>
      <text:p text:style-name="P4"><text:span text:style-name="T1">Alternatywne przepływy zdarzeń</text:span>:</text:p>
      <text:list xml:id="list5481128623739175391" text:style-name="L7">
        <text:list-item>
          <text:p text:style-name="P20">1a<text:span text:style-name="T16">)</text:span> Jeśli klient wsunie kartę do czytnika nieodpowiednią stroną, to bankomat wysunie kartę</text:p>
        </text:list-item>
        <text:list-item>
          <text:p text:style-name="P38">3.<text:span text:style-name="T26">2</text:span>a) Jeśli klient poda nieprawidłowy PIN, to <text:span text:style-name="T19">system wyświetla komunikat, że PIN jest błędny.</text:span></text:p>
          <text:list>
            <text:list-item>
              <text:p text:style-name="P40">1. Jeśli klient podał nieprawidłowy PIN po raz trzeci, to karta zostaje zablokowana i należy ją odblokować w oddziale banku</text:p>
            </text:list-item>
          </text:list>
        </text:list-item>
        <text:list-item>
          <text:p text:style-name="P42">4a) Jeśli klient wybierze opcję TAK, a wyd<text:span text:style-name="T20">ruk nie jest możliwy, to system wyświetla komunikat o tym oraz pytanie czy mimo to klient chce kontynuować</text:span></text:p>
        </text:list-item>
        <text:list-item>
          <text:p text:style-name="P44"><text:span text:style-name="T22">4b) </text:span>Jeśli klient wybierze opcję NIE, to bankomat zwraca kartę</text:p>
        </text:list-item>
      </text:list>
      <text:list xml:id="list5267885998481021806" text:style-name="L8">
        <text:list-item>
          <text:p text:style-name="P53"><text:span text:style-name="T39">6.1a</text:span>) Jeśli klient nie odbierze karty płatniczej, to bankomat wciąga kartę i żeby ją odzyskać, klient może zadzwonić <text:span text:style-name="T36">do banku </text:span>lub odwiedzić <text:span text:style-name="T37">jego </text:span>najbliższą placówkę </text:p>
        </text:list-item>
      </text:list>
      <text:p text:style-name="P4"><text:span text:style-name="T1">Specjalne wymagania</text:span>: br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7T10:46:36.633441707</meta:creation-date>
    <dc:date>2018-03-08T15:43:57.285370920</dc:date>
    <meta:editing-duration>PT3H5M50S</meta:editing-duration>
    <meta:editing-cycles>144</meta:editing-cycles>
    <meta:generator>LibreOffice/5.1.6.2$Linux_X86_64 LibreOffice_project/10m0$Build-2</meta:generator>
    <meta:document-statistic meta:table-count="0" meta:image-count="0" meta:object-count="0" meta:page-count="3" meta:paragraph-count="78" meta:word-count="802" meta:character-count="5273" meta:non-whitespace-character-count="4590"/>
  </office:meta>
</office:document-meta>
</file>